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 text:c="3"/>1. I will always use object - oriented design</text:p>
      <text:p text:style-name="Preformatted_20_Text"><text:s text:c="3"/>2. I will always use object - oriented design</text:p>
      <text:p text:style-name="Preformatted_20_Text"><text:s text:c="3"/>3. I will always use object - oriented design</text:p>
      <text:p text:style-name="Preformatted_20_Text"><text:s text:c="3"/>4. I will always use object - oriented design</text:p>
      <text:p text:style-name="Preformatted_20_Text"><text:s text:c="3"/>5. I will always use object - oriented design</text:p>
      <text:p text:style-name="Preformatted_20_Text"><text:s text:c="3"/>6. I will always use object - oriented design</text:p>
      <text:p text:style-name="Preformatted_20_Text"><text:s text:c="3"/>7. I will alwayys use object - oriented design </text:p>
      <text:p text:style-name="Preformatted_20_Text"><text:s text:c="3"/>8. I will always use object - oriented design</text:p>
      <text:p text:style-name="Preformatted_20_Text"><text:s text:c="3"/>9. I will always use object - oriented design</text:p>
      <text:p text:style-name="Preformatted_20_Text"><text:s text:c="2"/>10. I will always use object - oriented design</text:p>
      <text:p text:style-name="Preformatted_20_Text"><text:s text:c="2"/>11. I will always use object - oriented design</text:p>
      <text:p text:style-name="Preformatted_20_Text"><text:s text:c="2"/>12. I will always use object - oriented design</text:p>
      <text:p text:style-name="Preformatted_20_Text"><text:s text:c="2"/>13. I will always use object - oriented design</text:p>
      <text:p text:style-name="Preformatted_20_Text"><text:s text:c="2"/>14. I will always use object - oriented design</text:p>
      <text:p text:style-name="Preformatted_20_Text"><text:s text:c="2"/>15. I will always use object - oriented design</text:p>
      <text:p text:style-name="Preformatted_20_Text"><text:s text:c="2"/>16. I will always use object -ooriented design </text:p>
      <text:p text:style-name="Preformatted_20_Text"><text:s text:c="2"/>17. I will always use object - oriented design</text:p>
      <text:p text:style-name="Preformatted_20_Text"><text:s text:c="2"/>18. I will always use object - oriented design</text:p>
      <text:p text:style-name="Preformatted_20_Text"><text:s text:c="2"/>19. I will always use object - oriented design</text:p>
      <text:p text:style-name="Preformatted_20_Text"><text:s text:c="2"/>20. I will always use object - oriented design</text:p>
      <text:p text:style-name="Preformatted_20_Text"><text:s text:c="2"/>21. I will always use object - oriented design</text:p>
      <text:p text:style-name="Preformatted_20_Text"><text:s text:c="2"/>22. I will always use object - oriented design</text:p>
      <text:p text:style-name="Preformatted_20_Text"><text:s text:c="2"/>23. I will always use object - oriented design</text:p>
      <text:p text:style-name="Preformatted_20_Text"><text:s text:c="2"/>24. I will always use object - oriented design</text:p>
      <text:p text:style-name="Preformatted_20_Text"><text:s text:c="2"/>25. I will always use object - oriented <text:s/>design </text:p>
      <text:p text:style-name="Preformatted_20_Text"><text:s text:c="2"/>26. I will always use object - oriented design</text:p>
      <text:p text:style-name="Preformatted_20_Text"><text:s text:c="2"/>27. I will always use object - oriented design</text:p>
      <text:p text:style-name="Preformatted_20_Text"><text:s text:c="2"/>28. I will always use object - oriented design</text:p>
      <text:p text:style-name="Preformatted_20_Text"><text:s text:c="2"/>29. I will always use object - oriented design</text:p>
      <text:p text:style-name="Preformatted_20_Text"><text:s text:c="2"/>30. I will always use object - oriented design</text:p>
      <text:p text:style-name="Preformatted_20_Text"><text:s text:c="2"/>31. I will always use object - oriented design</text:p>
      <text:p text:style-name="Preformatted_20_Text"><text:s text:c="2"/>32. I will always use object - oriented design</text:p>
      <text:p text:style-name="Preformatted_20_Text"><text:s text:c="2"/>33. I will always use object - oriented design</text:p>
      <text:p text:style-name="Preformatted_20_Text"><text:s text:c="2"/>34. I will always use object - oriented design</text:p>
      <text:p text:style-name="Preformatted_20_Text"><text:s text:c="2"/>35. I will always use object - oriented design</text:p>
      <text:p text:style-name="Preformatted_20_Text"><text:s text:c="2"/>36. I will always use object - oriented design</text:p>
      <text:p text:style-name="Preformatted_20_Text"><text:s text:c="2"/>37. I will always use object - oriented design</text:p>
      <text:p text:style-name="Preformatted_20_Text"><text:s text:c="2"/>38. I will always use object - oriented design</text:p>
      <text:p text:style-name="Preformatted_20_Text"><text:s text:c="2"/>39. I will always use object - oriented design</text:p>
      <text:p text:style-name="Preformatted_20_Text"><text:s text:c="2"/>40. I will always use object - oriented design</text:p>
      <text:p text:style-name="Preformatted_20_Text"><text:s text:c="2"/>41. I will always use object - oriented design</text:p>
      <text:p text:style-name="Preformatted_20_Text"><text:s text:c="2"/>42. I will always use object - oriented design</text:p>
      <text:p text:style-name="Preformatted_20_Text"><text:s text:c="2"/>43. I will always use object - oriented design</text:p>
      <text:p text:style-name="Preformatted_20_Text"><text:s text:c="2"/>44. I will always use object - oriented design</text:p>
      <text:p text:style-name="Preformatted_20_Text"><text:s text:c="2"/>45. I will always use object - oriented design</text:p>
      <text:p text:style-name="Preformatted_20_Text"><text:s text:c="2"/>46. I will always use object - oriented design</text:p>
      <text:p text:style-name="Preformatted_20_Text"><text:s text:c="2"/>47. I will always use object - oriented design</text:p>
      <text:p text:style-name="Preformatted_20_Text"><text:s text:c="2"/>48. I will always use object - oriented design</text:p>
      <text:p text:style-name="Preformatted_20_Text"><text:s text:c="2"/>49. I will always use object - oriented design</text:p>
      <text:p text:style-name="Preformatted_20_Text"><text:s text:c="2"/>50. I will always use object - oriented design</text:p>
      <text:p text:style-name="Preformatted_20_Text"><text:s text:c="2"/>51. I will always use object - oriented design</text:p>
      <text:p text:style-name="Preformatted_20_Text"><text:s text:c="2"/>52. I will always use object - oriented design</text:p>
      <text:p text:style-name="Preformatted_20_Text"><text:s text:c="2"/>53. I will always use object - oriented design</text:p>
      <text:p text:style-name="Preformatted_20_Text"><text:s text:c="2"/>54. I will always use object - oriented design</text:p>
      <text:p text:style-name="Preformatted_20_Text"><text:s text:c="2"/>55. I will always use object - oriented design</text:p>
      <text:p text:style-name="Preformatted_20_Text"><text:s text:c="2"/>56. I will always use object - oriented design</text:p>
      <text:p text:style-name="Preformatted_20_Text"><text:s text:c="2"/>57. I will always use object - oriented design</text:p>
      <text:p text:style-name="Preformatted_20_Text"><text:s text:c="2"/>58. I will always use object - oriented design</text:p>
      <text:p text:style-name="Preformatted_20_Text"><text:s text:c="2"/>59. I will always use object - oriented design</text:p>
      <text:p text:style-name="Preformatted_20_Text"><text:s text:c="2"/>60. I will always use object - oriented design</text:p>
      <text:p text:style-name="Preformatted_20_Text"><text:s text:c="2"/>61. I will always use object - oriented design</text:p>
      <text:p text:style-name="Preformatted_20_Text"><text:s text:c="2"/>62. I will always use object - oriented design</text:p>
      <text:p text:style-name="Preformatted_20_Text"><text:s text:c="2"/>63. I will always use object - oriented design</text:p>
      <text:p text:style-name="Preformatted_20_Text"><text:s text:c="2"/>64. I will always use object - oriented design</text:p>
      <text:p text:style-name="Preformatted_20_Text"><text:soft-page-break/><text:s text:c="2"/>65. I will always use object - oriented design</text:p>
      <text:p text:style-name="Preformatted_20_Text"><text:s text:c="2"/>66. I will always use object - oriented design</text:p>
      <text:p text:style-name="Preformatted_20_Text"><text:s text:c="2"/>67. I will always use object - oriented design</text:p>
      <text:p text:style-name="Preformatted_20_Text"><text:s text:c="2"/>68. I will always use object - oriented design</text:p>
      <text:p text:style-name="Preformatted_20_Text"><text:s text:c="2"/>69. I will always use object - oriented design</text:p>
      <text:p text:style-name="Preformatted_20_Text"><text:s text:c="2"/>70. I will always use object - oriented design</text:p>
      <text:p text:style-name="Preformatted_20_Text"><text:s text:c="2"/>71. I will always use object - oriented design</text:p>
      <text:p text:style-name="Preformatted_20_Text"><text:s text:c="2"/>72. I will always use object - oriented design</text:p>
      <text:p text:style-name="Preformatted_20_Text"><text:s text:c="2"/>73. I will always use object - oriented design</text:p>
      <text:p text:style-name="Preformatted_20_Text"><text:s text:c="2"/>74. I will always use object - oriented design</text:p>
      <text:p text:style-name="Preformatted_20_Text"><text:s text:c="2"/>75. I will always use object - oriented design</text:p>
      <text:p text:style-name="Preformatted_20_Text"><text:s text:c="2"/>76. I will always use object - oriented design</text:p>
      <text:p text:style-name="Preformatted_20_Text"><text:s text:c="2"/>77. I will always use object - oriented design</text:p>
      <text:p text:style-name="Preformatted_20_Text"><text:s text:c="2"/>78. I will always use object - oriented design</text:p>
      <text:p text:style-name="Preformatted_20_Text"><text:s text:c="2"/>79. I will always use object - oriented design</text:p>
      <text:p text:style-name="Preformatted_20_Text"><text:s text:c="2"/>80. I will always use obeect - oriented design</text:p>
      <text:p text:style-name="Preformatted_20_Text"><text:s text:c="2"/>81. I will always use object - oriented design</text:p>
      <text:p text:style-name="Preformatted_20_Text"><text:s text:c="2"/>82. I will always use objct - oriented design</text:p>
      <text:p text:style-name="Preformatted_20_Text"><text:s text:c="2"/>83. I will always use object - oriented design</text:p>
      <text:p text:style-name="Preformatted_20_Text"><text:s text:c="2"/>84. I will always use object - oriented design</text:p>
      <text:p text:style-name="Preformatted_20_Text"><text:s text:c="2"/>85. I will always uue object - oriented design</text:p>
      <text:p text:style-name="Preformatted_20_Text"><text:s text:c="2"/>86. I will always use object - oriented design</text:p>
      <text:p text:style-name="Preformatted_20_Text"><text:s text:c="2"/>87. I will always use object - oriented design</text:p>
      <text:p text:style-name="Preformatted_20_Text"><text:s text:c="2"/>88. I will always use object - oriented design</text:p>
      <text:p text:style-name="Preformatted_20_Text"><text:s text:c="2"/>89. I will always use object - oriented design</text:p>
      <text:p text:style-name="Preformatted_20_Text"><text:s text:c="2"/>90. I will always use object - oriented design</text:p>
      <text:p text:style-name="Preformatted_20_Text"><text:s text:c="2"/>91. I will always use object - oriented design</text:p>
      <text:p text:style-name="Preformatted_20_Text"><text:s text:c="2"/>92. I will always use object - oriented design</text:p>
      <text:p text:style-name="Preformatted_20_Text"><text:s text:c="2"/>93. I will always use object - oriented design</text:p>
      <text:p text:style-name="Preformatted_20_Text"><text:s text:c="2"/>94. I will always use object - oriented design</text:p>
      <text:p text:style-name="Preformatted_20_Text"><text:s text:c="2"/>95. I will always use object - oriented design</text:p>
      <text:p text:style-name="Preformatted_20_Text"><text:s text:c="2"/>96. I will always use object - oriented design</text:p>
      <text:p text:style-name="Preformatted_20_Text"><text:s text:c="2"/>97. I will always use object - oriented design</text:p>
      <text:p text:style-name="Preformatted_20_Text"><text:s text:c="2"/>98. I will always use object - oriented design</text:p>
      <text:p text:style-name="Preformatted_20_Text"><text:s text:c="2"/>99. I will always use object - oriented design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2-04T18:13:10.487538357</dc:date>
    <meta:editing-duration>PT6M42S</meta:editing-duration>
    <meta:editing-cycles>5</meta:editing-cycles>
    <meta:generator>LibreOffice/25.8.3.2$Linux_X86_64 LibreOffice_project/580$Build-2</meta:generator>
    <meta:document-statistic meta:table-count="0" meta:image-count="0" meta:object-count="0" meta:page-count="2" meta:paragraph-count="99" meta:word-count="890" meta:character-count="4756" meta:non-whitespace-character-count="3754"/>
  </office:meta>
</office:document-meta>
</file>